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" style:family="paragraph" style:parent-style-name="List_20_Paragraph" style:list-style-name="WWNum2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5" style:family="paragraph" style:parent-style-name="List_20_Paragraph">
      <style:paragraph-properties fo:margin-left="1.655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6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First_20_Page">
      <style:paragraph-properties fo:text-align="center" style:justify-single-word="false" style:page-number="auto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P14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17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23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6" style:family="paragraph" style:parent-style-name="Standard">
      <style:paragraph-properties fo:margin-top="0cm" fo:margin-bottom="0cm" style:contextual-spacing="false" fo:line-height="100%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8" style:family="paragraph" style:parent-style-name="Standard">
      <style:paragraph-properties fo:line-height="150%" fo:text-align="center" style:justify-single-word="false"/>
    </style:style>
    <style:style style:name="P29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0" style:family="paragraph" style:parent-style-name="Standard">
      <style:paragraph-properties fo:margin-top="0cm" fo:margin-bottom="0.282cm" style:contextual-spacing="false" fo:line-height="150%"/>
    </style:style>
    <style:style style:name="P31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32" style:family="paragraph" style:parent-style-name="Standard">
      <style:text-properties fo:color="#cccccc" loext:opacity="100%" style:font-name="Droid Sans Mono" fo:font-size="10.5pt" fo:font-weight="normal" fo:background-color="#1f1f1f"/>
    </style:style>
    <style:style style:name="P33" style:family="paragraph" style:parent-style-name="Standard">
      <style:text-properties fo:color="#cccccc" loext:opacity="100%" style:font-name="Droid Sans Mono" fo:font-size="10.5pt" fo:font-weight="normal" officeooo:rsid="001421a5" officeooo:paragraph-rsid="001421a5" fo:background-color="#1f1f1f"/>
    </style:style>
    <style:style style:name="P34" style:family="paragraph" style:parent-style-name="Standard">
      <style:paragraph-properties fo:margin-top="0cm" fo:margin-bottom="0cm" style:contextual-spacing="false" style:line-height-at-least="0.503cm"/>
    </style:style>
    <style:style style:name="P35" style:family="paragraph" style:parent-style-name="Standard">
      <style:paragraph-properties style:line-height-at-least="0.503cm"/>
    </style:style>
    <style:style style:name="P36" style:family="paragraph" style:parent-style-name="Standard">
      <style:text-properties officeooo:rsid="001421a5" officeooo:paragraph-rsid="001421a5"/>
    </style:style>
    <style:style style:name="P37" style:family="paragraph" style:parent-style-name="Standard">
      <style:paragraph-properties fo:margin-top="0cm" fo:margin-bottom="0cm" style:contextual-spacing="false" style:line-height-at-least="0.503cm"/>
      <style:text-properties fo:color="#6a9955" loext:opacity="100%" style:font-name="Droid Sans Mono" fo:font-size="10.5pt" fo:font-weight="normal" fo:background-color="#1f1f1f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9" style:family="paragraph" style:parent-style-name="Text_20_body">
      <style:paragraph-properties fo:margin-top="0cm" fo:margin-bottom="0cm" style:contextual-spacing="false" fo:line-height="100%"/>
      <style:text-properties fo:color="#000000" loext:opacity="100%" style:font-name="Times New Roman" fo:font-size="14pt" officeooo:paragraph-rsid="00127a5f" style:font-name-asian="Times New Roman1" style:font-size-asian="14pt" style:font-name-complex="Times New Roman1" style:font-size-complex="14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TimesNewRoman" fo:font-size="14pt" fo:letter-spacing="normal" fo:font-style="normal" fo:font-weight="normal" officeooo:paragraph-rsid="00127a5f" style:font-size-asian="14pt" style:font-style-asian="normal" style:font-weight-asian="normal" style:font-size-complex="14pt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27a5f" style:font-name-asian="Times New Roman1" style:font-size-asian="14pt" style:font-style-asian="normal" style:font-weight-asian="normal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en" fo:country="US" officeooo:rsid="00127a5f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officeooo:rsid="00127a5f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color="#000000" loext:opacity="100%"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color="#000000" loext:opacity="100%" style:font-name="Symbol" fo:font-size="14pt" fo:language="en" fo:country="US" fo:font-weight="normal" style:font-name-asian="Symbol1" style:font-size-asian="14pt" style:font-weight-asian="normal" style:font-name-complex="Symbol1" style:font-size-complex="14pt" style:font-weight-complex="normal"/>
    </style:style>
    <style:style style:name="T19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NewRoman" fo:font-size="14pt" fo:letter-spacing="normal" fo:font-style="normal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color="#569cd6" loext:opacity="100%"/>
    </style:style>
    <style:style style:name="T25" style:family="text">
      <style:text-properties fo:color="#569cd6" loext:opacity="100%" style:font-name="Times New Roman" fo:font-size="14pt" fo:language="en" fo:country="US" style:font-size-asian="14pt" style:font-name-complex="Times New Roman1" style:font-size-complex="14pt" style:font-weight-complex="bold"/>
    </style:style>
    <style:style style:name="T26" style:family="text">
      <style:text-properties fo:color="#569cd6" loext:opacity="100%" style:font-name="Times New Roman" fo:font-size="14pt" fo:language="en" fo:country="US" style:font-size-asian="14pt" style:font-weight-asian="normal" style:font-name-complex="Times New Roman1" style:font-size-complex="14pt" style:font-weight-complex="normal"/>
    </style:style>
    <style:style style:name="T27" style:family="text">
      <style:text-properties fo:color="#c586c0" loext:opacity="100%"/>
    </style:style>
    <style:style style:name="T28" style:family="text">
      <style:text-properties fo:color="#c586c0" loext:opacity="100%" style:font-name="Times New Roman" fo:font-size="14pt" fo:language="en" fo:country="US" style:font-size-asian="14pt" style:font-weight-asian="normal" style:font-name-complex="Times New Roman1" style:font-size-complex="14pt" style:font-weight-complex="normal"/>
    </style:style>
    <style:style style:name="T29" style:family="text">
      <style:text-properties fo:color="#ce9178" loext:opacity="100%"/>
    </style:style>
    <style:style style:name="T30" style:family="text">
      <style:text-properties fo:color="#ce9178" loext:opacity="100%" style:font-name="Times New Roman" fo:font-size="14pt" fo:language="en" fo:country="US" style:font-size-asian="14pt" style:font-weight-asian="normal" style:font-name-complex="Times New Roman1" style:font-size-complex="14pt" style:font-weight-complex="normal"/>
    </style:style>
    <style:style style:name="T31" style:family="text">
      <style:text-properties fo:color="#dcdcaa" loext:opacity="100%"/>
    </style:style>
    <style:style style:name="T32" style:family="text">
      <style:text-properties fo:color="#9cdcfe" loext:opacity="100%"/>
    </style:style>
    <style:style style:name="T33" style:family="text">
      <style:text-properties fo:color="#d4d4d4" loext:opacity="100%"/>
    </style:style>
    <style:style style:name="T34" style:family="text">
      <style:text-properties fo:color="#6a9955" loext:opacity="100%"/>
    </style:style>
    <style:style style:name="T35" style:family="text">
      <style:text-properties fo:color="#b5cea8" loext:opacity="100%"/>
    </style:style>
    <style:style style:name="T36" style:family="text">
      <style:text-properties fo:color="#4ec9b0" loext:opacity="100%"/>
    </style:style>
    <style:style style:name="T37" style:family="text">
      <style:text-properties fo:color="#d7ba7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Московский Авиационный Институт</text:span></text:p>
      <text:p text:style-name="P7"><text:span text:style-name="T1">(Национальный Исследовательский Университет)</text:span></text:p>
      <text:p text:style-name="P9"/>
      <text:p text:style-name="P7"><text:span text:style-name="T1">Факультет информационных технологий и прикладной математики</text:span></text:p>
      <text:p text:style-name="P7"><text:span text:style-name="T1">Кафедра вычислительной математики и программирования</text:span></text:p>
      <text:p text:style-name="P11"/>
      <text:p text:style-name="P11"/>
      <text:p text:style-name="P7"><text:span text:style-name="T3">Лабораторная работа №3 по курсу</text:span><text:span text:style-name="T4"> </text:span></text:p>
      <text:p text:style-name="P7"><text:span text:style-name="T5">«Операционные системы»</text:span></text:p>
      <text:p text:style-name="Standard"><text:span text:style-name="T3"><text:tab/></text:span></text:p>
      <text:p text:style-name="P7"><text:span text:style-name="T4">РАБОТА С ОБЩЕЙ ПАМЯТЬЮ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<text:span text:style-name="T13">Студент: </text:span><text:span text:style-name="T14">Драновский Иван Дмитриевич</text:span></text:p>
      <text:p text:style-name="P24"><text:span text:style-name="T13">Группа: М8О–212Б–22</text:span></text:p>
      <text:p text:style-name="P24"><text:span text:style-name="T13">Вариант: 2</text:span><text:span text:style-name="T14">0</text:span></text:p>
      <text:p text:style-name="P23"><text:span text:style-name="T13">Преподаватель: Соколов Андрей Алексеевич</text:span></text:p>
      <text:p text:style-name="P23"><text:span text:style-name="T13">Оценка: __________ </text:span></text:p>
      <text:p text:style-name="P23"><text:span text:style-name="T13">Дата: __________</text:span></text:p>
      <text:p text:style-name="P23"><text:span text:style-name="T13">Подпись: __________</text:span></text:p>
      <text:p text:style-name="P20"/>
      <text:p text:style-name="P22"/>
      <text:p text:style-name="P22"/>
      <text:p text:style-name="P25"><text:span text:style-name="T13">Москва, 2023.</text:span></text:p>
      <text:p text:style-name="P11"/>
      <text:p text:style-name="P7"><text:soft-page-break/><text:span text:style-name="T3">Постановка задачи</text:span></text:p>
      <text:h text:style-name="Heading_20_2" text:outline-level="2"><text:span text:style-name="T19">Цель работы</text:span></text:h>
      <text:h text:style-name="Heading_20_2" text:outline-level="2"><text:span text:style-name="T15">Приобретение практических навыков в:<text:line-break/></text:span><text:span text:style-name="T18"></text:span><text:span text:style-name="T15"> Освоение принципов работы с файловыми системами<text:line-break/></text:span><text:span text:style-name="T18"></text:span><text:span text:style-name="T15"> Обеспечение обмена данных между процессами посредством технологии «</text:span><text:span text:style-name="T16">File</text:span><text:span text:style-name="T15"> </text:span><text:span text:style-name="T16">mapping</text:span><text:span text:style-name="T15">»</text:span></text:h>
      <text:h text:style-name="Heading_20_2" text:outline-level="2"><text:span text:style-name="T19">Задание</text:span></text:h>
      <text:p text:style-name="P26"><text:span text:style-name="T13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</text:span><text:span text:style-name="T17">memory</text:span><text:span text:style-name="T13">-</text:span><text:span text:style-name="T17">mapped</text:span><text:span text:style-name="T13"> </text:span><text:span text:style-name="T17">files</text:span><text:span text:style-name="T13">).<text:line-break/>Необходимо обрабатывать системные ошибки, которые могут возникнуть в результате работы.</text:span></text:p>
      <text:p text:style-name="P21"/>
      <text:p text:style-name="P41">Родительский процесс создает два дочерних процесса. Первой строкой пользователь в консоль родительского процесса вводит имя файла, которое будет использовано для открытия File с таким именем на запись для child1. Аналогично для второй строки и процесса child2. Родительский и дочерний процесс должны быть представлены разными программами.Родительский процесс принимает от пользователя строки произвольной длины и пересылает их в pipe1 или в pipe2 в зависимости от правила фильтрации. Процесс child1 и child2 производят работу над строками. Процессы пишут результаты своей работы в стандартный вывод.</text:p>
      <text:p text:style-name="P39"/>
      <text:p text:style-name="P40"><text:span text:style-name="T21">Вариант 20) Правило фильтрации: строки длины больше 10 символов отправляются в pipe2, иначе в pipe1. Дочерние процессы инвертируют строки.</text:span></text:p>
      <text:p text:style-name="P21"/>
      <text:p text:style-name="P21"/>
      <text:p text:style-name="P27"><text:span text:style-name="T3">Общие сведения о программе</text:span></text:p>
      <text:p text:style-name="P29"><text:span text:style-name="T1">Программа компилируется из файла </text:span><text:span text:style-name="T8">parent</text:span><text:span text:style-name="T1">.</text:span><text:span text:style-name="T6">cpp</text:span><text:span text:style-name="T1">. Помимо этого, есть программа </text:span><text:span text:style-name="T8">child</text:span><text:span text:style-name="T1">.</text:span><text:span text:style-name="T6">cpp</text:span><text:span text:style-name="T1">, которая запускается при помощи </text:span><text:span text:style-name="T6">exec</text:span><text:span text:style-name="T1">. Обе программы собираются при помощи системы сборки </text:span><text:span text:style-name="T6">CMake</text:span><text:span text:style-name="T1">. В программе используются следующие системные вызовы:</text:span></text:p>
      <text:list xml:id="list1521031803" text:style-name="WWNum1">
        <text:list-item>
          <text:p text:style-name="P2"><text:span text:style-name="T10">fork</text:span><text:span text:style-name="T4"> </text:span><text:span text:style-name="T1">- создает дочерний процесс, повторяющий программу родительского.</text:span></text:p>
        </text:list-item>
        <text:list-item>
          <text:p text:style-name="P2"><text:span text:style-name="T10">exec</text:span><text:span text:style-name="T4"> </text:span><text:span text:style-name="T1">- позволяет запустить исполняемый файл изнутри программы.</text:span></text:p>
        </text:list-item>
        <text:list-item>
          <text:p text:style-name="P2"><text:soft-page-break/><text:span text:style-name="T10">open </text:span><text:span text:style-name="T6">- </text:span><text:span text:style-name="T1">открытие файла</text:span></text:p>
        </text:list-item>
        <text:list-item>
          <text:p text:style-name="P2"><text:span text:style-name="T4">с</text:span><text:span text:style-name="T10">lose </text:span><text:span text:style-name="T6">- </text:span><text:span text:style-name="T1">закрытие файла</text:span></text:p>
        </text:list-item>
        <text:list-item>
          <text:p text:style-name="P2"><text:span text:style-name="T10">mmap - </text:span><text:span text:style-name="T1">создать маппинг файла</text:span></text:p>
        </text:list-item>
        <text:list-item>
          <text:p text:style-name="P2"><text:span text:style-name="T4">m</text:span><text:span text:style-name="T10">unmap - </text:span><text:span text:style-name="T1">удалить маппинг файла</text:span></text:p>
        </text:list-item>
        <text:list-item>
          <text:p text:style-name="P2"><text:span text:style-name="T10">sem_open - </text:span><text:span text:style-name="T1">открыть семафор</text:span></text:p>
        </text:list-item>
        <text:list-item>
          <text:p text:style-name="P2"><text:span text:style-name="T10">sem_close - </text:span><text:span text:style-name="T6">з</text:span><text:span text:style-name="T1">акрыть семафор</text:span></text:p>
        </text:list-item>
      </text:list>
      <text:p text:style-name="P12"/>
      <text:p text:style-name="P27"><text:span text:style-name="T3">Общий метод и алгоритм решения</text:span><text:span text:style-name="T1">.</text:span></text:p>
      <text:list xml:id="list1922805495" text:style-name="WWNum2">
        <text:list-item>
          <text:p text:style-name="P3"><text:span text:style-name="T2">Программа ma</text:span><text:span text:style-name="T7">in</text:span><text:span text:style-name="T2"> открывает файл для передачи данных и делает маппинг</text:span></text:p>
        </text:list-item>
        <text:list-item>
          <text:p text:style-name="P3"><text:span text:style-name="T2">Вводится семафор, чтобы заблокировать дочерний процесс</text:span></text:p>
        </text:list-item>
        <text:list-item>
          <text:p text:style-name="P3"><text:span text:style-name="T2">Происходит </text:span><text:span text:style-name="T7">fork два раза</text:span><text:span text:style-name="T2">, после чего идет разделение родительского и дочернего процесса</text:span></text:p>
        </text:list-item>
        <text:list-item>
          <text:p text:style-name="P3"><text:span text:style-name="T2">Родительский процесс читает данные из входного потока и записывает их в </text:span><text:span text:style-name="T7">memory</text:span><text:span text:style-name="T2"> </text:span><text:span text:style-name="T7">map</text:span><text:span text:style-name="T2">.</text:span></text:p>
        </text:list-item>
        <text:list-item>
          <text:p text:style-name="P3"><text:span text:style-name="T2">После окончания записи семафор разблокируется и родительский процесс ожидает завершения дочернего.</text:span></text:p>
        </text:list-item>
        <text:list-item>
          <text:p text:style-name="P3"><text:span text:style-name="T2">Дочерний процесс запускает </text:span><text:span text:style-name="T7">calculator</text:span><text:span text:style-name="T2"> при помощи </text:span><text:span text:style-name="T7">exec</text:span></text:p>
        </text:list-item>
        <text:list-item>
          <text:p text:style-name="P3"><text:span text:style-name="T2">Дочерний процесс открывает и маппирует общий файл</text:span></text:p>
        </text:list-item>
        <text:list-item>
          <text:p text:style-name="P3"><text:span text:style-name="T2">Как только семафор разблокирован, процесс читает данные из мапа и производит вычисления</text:span></text:p>
        </text:list-item>
        <text:list-item>
          <text:p text:style-name="P3"><text:span text:style-name="T2">Вывод записывается в выходной файл</text:span></text:p>
        </text:list-item>
      </text:list>
      <text:p text:style-name="P10"/>
      <text:p text:style-name="P4"><text:span text:style-name="T3"><text:tab/></text:span></text:p>
      <text:p text:style-name="P6"/>
      <text:p text:style-name="P6"/>
      <text:p text:style-name="P6"/>
      <text:p text:style-name="P6"/>
      <text:p text:style-name="P5"><text:span text:style-name="T3">Основные файлы программы</text:span></text:p>
      <text:p text:style-name="P36"><text:span text:style-name="T11"/></text:p>
      <text:p text:style-name="P36"><text:soft-page-break/><text:span text:style-name="T11">parent.cpp</text:span></text:p>
      <text:p text:style-name="P33"><text:span text:style-name="T28">#include</text:span><text:span text:style-name="T26"> </text:span><text:span text:style-name="T30">&lt;fcntl.h&gt;</text:span></text:p>
      <text:p text:style-name="P31"><text:span text:style-name="T27">#include</text:span><text:span text:style-name="T24"> </text:span><text:span text:style-name="T29">&lt;semaphore.h&gt;</text:span></text:p>
      <text:p text:style-name="P31"><text:span text:style-name="T27">#include</text:span><text:span text:style-name="T24"> </text:span><text:span text:style-name="T29">&lt;stdio.h&gt;</text:span></text:p>
      <text:p text:style-name="P31"><text:span text:style-name="T27">#include</text:span><text:span text:style-name="T24"> </text:span><text:span text:style-name="T29">&lt;sys/mman.h&gt;</text:span></text:p>
      <text:p text:style-name="P31"><text:span text:style-name="T27">#include</text:span><text:span text:style-name="T24"> </text:span><text:span text:style-name="T29">&lt;sys/wait.h&gt;</text:span></text:p>
      <text:p text:style-name="P31"><text:span text:style-name="T27">#include</text:span><text:span text:style-name="T24"> </text:span><text:span text:style-name="T29">&lt;cstring&gt;</text:span></text:p>
      <text:p text:style-name="P31"><text:span text:style-name="T27">#include</text:span><text:span text:style-name="T24"> </text:span><text:span text:style-name="T29">&lt;unistd.h&gt;</text:span></text:p>
      <text:p text:style-name="P31"><text:span text:style-name="T27">#include</text:span><text:span text:style-name="T24"> </text:span><text:span text:style-name="T29">&lt;string&gt;</text:span></text:p>
      <text:p text:style-name="P35"/>
      <text:p text:style-name="P31"><text:span text:style-name="T24">int</text:span> <text:span text:style-name="T31">main</text:span>(){</text:p>
      <text:p text:style-name="P31"><text:span text:style-name="T24">int</text:span> <text:span text:style-name="T32">memoryd</text:span>;</text:p>
      <text:p text:style-name="P31"><text:span text:style-name="T32">memoryd</text:span> <text:span text:style-name="T33">=</text:span> <text:span text:style-name="T31">open</text:span>(</text:p>
      <text:p text:style-name="P31"><text:span text:style-name="T29">"memory.txt"</text:span>,<text:span text:style-name="T34"> // Имя файла</text:span></text:p>
      <text:p text:style-name="P31"><text:span text:style-name="T24">O_RDWR</text:span> <text:span text:style-name="T33">|</text:span> <text:span text:style-name="T24">O_CREAT</text:span> <text:span text:style-name="T33">|</text:span> <text:span text:style-name="T24">O_TRUNC</text:span>,<text:span text:style-name="T34"> // Флаги открытия файла (чтение и запись, создание файла, обрезать его до нулевой длины)</text:span></text:p>
      <text:p text:style-name="P31"><text:span text:style-name="T35">0666</text:span><text:span text:style-name="T34"> // Режим доступа к файлу (права доступа)</text:span></text:p>
      <text:p text:style-name="P31">);</text:p>
      <text:p text:style-name="P34"/>
      <text:p text:style-name="P31"><text:span text:style-name="T27">if</text:span> (<text:span text:style-name="T32">memoryd</text:span> <text:span text:style-name="T33">==</text:span> <text:span text:style-name="T33">-</text:span><text:span text:style-name="T35">1</text:span>) {</text:p>
      <text:p text:style-name="P31"><text:span text:style-name="T31">perror</text:span>(<text:span text:style-name="T29">"Error opening file"</text:span>);</text:p>
      <text:p text:style-name="P31"><text:span text:style-name="T27">return</text:span> <text:span text:style-name="T33">-</text:span><text:span text:style-name="T35">1</text:span>;</text:p>
      <text:p text:style-name="P31">}</text:p>
      <text:p text:style-name="P35"/>
      <text:p text:style-name="P31"><text:span text:style-name="T31">ftruncate</text:span>(<text:span text:style-name="T32">memoryd</text:span>, <text:span text:style-name="T35">1024</text:span>);<text:span text:style-name="T34">//обрезание memory.txt до 1024 байт</text:span></text:p>
      <text:p text:style-name="P34"/>
      <text:p text:style-name="P31"><text:span text:style-name="T24">char</text:span><text:span text:style-name="T33">*</text:span> <text:span text:style-name="T32">buffer</text:span> <text:span text:style-name="T33">=</text:span> (<text:span text:style-name="T24">char</text:span><text:span text:style-name="T33">*</text:span>)<text:span text:style-name="T31">mmap</text:span>(</text:p>
      <text:p text:style-name="P31"><text:span text:style-name="T24">NULL</text:span>,<text:span text:style-name="T34"> // Адрес начала отображения (NULL означает, что ядро само выбирает адрес)</text:span></text:p>
      <text:p text:style-name="P31"><text:span text:style-name="T35">1024</text:span>,<text:span text:style-name="T34"> // Размер отображаемой области в байтах</text:span></text:p>
      <text:p text:style-name="P31"><text:span text:style-name="T24">PROT_READ</text:span> <text:span text:style-name="T33">|</text:span> <text:span text:style-name="T24">PROT_WRITE</text:span>,<text:span text:style-name="T34"> // Разрешения на чтение и запись</text:span></text:p>
      <text:p text:style-name="P31"><text:span text:style-name="T24">MAP_SHARED</text:span>,<text:span text:style-name="T34"> // Общий режим отображения (изменения видны другим процессам)</text:span></text:p>
      <text:p text:style-name="P31"><text:span text:style-name="T32">memoryd</text:span>,<text:span text:style-name="T34"> // Файловый дескриптор, с которым связано отображение</text:span></text:p>
      <text:p text:style-name="P31"><text:span text:style-name="T35">0</text:span><text:span text:style-name="T34"> // Смещение в файле (0 означает отображение с начала файла)</text:span></text:p>
      <text:p text:style-name="P31">);</text:p>
      <text:p text:style-name="P34"/>
      <text:p text:style-name="P31"><text:span text:style-name="T31">close</text:span>(<text:span text:style-name="T32">memoryd</text:span>);</text:p>
      <text:p text:style-name="P34"/>
      <text:p text:style-name="P31"><text:span text:style-name="T36">sem_t</text:span><text:span text:style-name="T33">*</text:span> <text:span text:style-name="T32">sem</text:span> <text:span text:style-name="T33">=</text:span> <text:span text:style-name="T31">sem_open</text:span>(<text:span text:style-name="T29">"mmap_sem"</text:span>, <text:span text:style-name="T24">O_CREAT</text:span>, <text:span text:style-name="T35">0777</text:span>, <text:span text:style-name="T35">0</text:span>);<text:span text:style-name="T34"> // Open semaphore</text:span></text:p>
      <text:p text:style-name="P37">//"mmap_sem": Это строка, представляющая имя семафора. В данном случае, семафор называется "mmap_sem".</text:p>
      <text:p text:style-name="P37">//O_CREAT: Флаг, указывающий, что семафор должен быть создан, если его нет. Если семафор существует, он будет открыт.</text:p>
      <text:p text:style-name="P37">//0777: Это восьмеричное число, представляющее режим доступа к семафору. Здесь 0777 означает, что семафор доступен для чтения, записи и выполнения для всех пользователей.</text:p>
      <text:p text:style-name="P37">//0: Это начальное значение семафора. В данном случае, семафор инициализируется значением 0.</text:p>
      <text:p text:style-name="P34"><text:soft-page-break/></text:p>
      <text:p text:style-name="P31"><text:span text:style-name="T27">if</text:span> (<text:span text:style-name="T32">sem</text:span> <text:span text:style-name="T33">==</text:span> <text:span text:style-name="T24">SEM_FAILED</text:span>) </text:p>
      <text:p text:style-name="P31">{</text:p>
      <text:p text:style-name="P31"><text:span text:style-name="T31">perror</text:span>(<text:span text:style-name="T29">"Could not open semaphore"</text:span>);</text:p>
      <text:p text:style-name="P31"><text:span text:style-name="T27">return</text:span> <text:span text:style-name="T33">-</text:span><text:span text:style-name="T35">1</text:span>;</text:p>
      <text:p text:style-name="P31">}</text:p>
      <text:p text:style-name="P34"/>
      <text:p text:style-name="P31"><text:span text:style-name="T24">int</text:span> <text:span text:style-name="T32">id1</text:span> <text:span text:style-name="T33">=</text:span> <text:span text:style-name="T31">fork</text:span>();</text:p>
      <text:p text:style-name="P31"><text:span text:style-name="T27">if</text:span> (<text:span text:style-name="T32">id1</text:span> <text:span text:style-name="T33">==</text:span> <text:span text:style-name="T33">-</text:span><text:span text:style-name="T35">1</text:span>)</text:p>
      <text:p text:style-name="P31"><text:span text:style-name="T27">return</text:span> <text:span text:style-name="T35">2</text:span>;</text:p>
      <text:p text:style-name="P31"><text:span text:style-name="T27">else</text:span> <text:span text:style-name="T27">if</text:span>(<text:span text:style-name="T32">id1</text:span> <text:span text:style-name="T33">&gt;</text:span> <text:span text:style-name="T35">0</text:span>){</text:p>
      <text:p text:style-name="P31"><text:span text:style-name="T24">int</text:span> <text:span text:style-name="T32">id2</text:span> <text:span text:style-name="T33">=</text:span> <text:span text:style-name="T31">fork</text:span>();</text:p>
      <text:p text:style-name="P31"><text:span text:style-name="T27">if</text:span> (<text:span text:style-name="T32">id2</text:span> <text:span text:style-name="T33">==</text:span> <text:span text:style-name="T33">-</text:span><text:span text:style-name="T35">1</text:span>)</text:p>
      <text:p text:style-name="P31"><text:span text:style-name="T27">return</text:span> <text:span text:style-name="T35">2</text:span>;</text:p>
      <text:p text:style-name="P31"><text:span text:style-name="T27">else</text:span> <text:span text:style-name="T27">if</text:span>(<text:span text:style-name="T32">id2</text:span> <text:span text:style-name="T33">&gt;</text:span> <text:span text:style-name="T35">0</text:span>){</text:p>
      <text:p text:style-name="P31"><text:span text:style-name="T24">char</text:span> <text:span text:style-name="T32">c</text:span>;</text:p>
      <text:p text:style-name="P31"><text:span text:style-name="T32">c</text:span> <text:span text:style-name="T33">=</text:span> <text:span text:style-name="T31">getchar</text:span>();</text:p>
      <text:p text:style-name="P31"><text:span text:style-name="T24">int</text:span> <text:span text:style-name="T32">i</text:span> <text:span text:style-name="T33">=</text:span> <text:span text:style-name="T35">0</text:span>;</text:p>
      <text:p text:style-name="P34"/>
      <text:p text:style-name="P31"><text:span text:style-name="T27">while</text:span> (<text:span text:style-name="T32">c</text:span> <text:span text:style-name="T33">!=</text:span> <text:span text:style-name="T24">EOF</text:span>) </text:p>
      <text:p text:style-name="P31">{</text:p>
      <text:p text:style-name="P31"><text:span text:style-name="T32">buffer</text:span>[<text:span text:style-name="T32">i</text:span><text:span text:style-name="T33">++</text:span>] <text:span text:style-name="T33">=</text:span> <text:span text:style-name="T32">c</text:span>;</text:p>
      <text:p text:style-name="P31"><text:span text:style-name="T32">c</text:span> <text:span text:style-name="T33">=</text:span> <text:span text:style-name="T31">getchar</text:span>();</text:p>
      <text:p text:style-name="P31">}</text:p>
      <text:p text:style-name="P31"><text:span text:style-name="T32">buffer</text:span>[<text:span text:style-name="T32">i</text:span>] <text:span text:style-name="T33">=</text:span> <text:span text:style-name="T32">c</text:span>;</text:p>
      <text:p text:style-name="P34"/>
      <text:p text:style-name="P31"><text:span text:style-name="T31">sem_post</text:span>(<text:span text:style-name="T32">sem</text:span>); </text:p>
      <text:p text:style-name="P34"/>
      <text:p text:style-name="P31"><text:span text:style-name="T24">int</text:span> <text:span text:style-name="T32">status1</text:span>, <text:span text:style-name="T32">status2</text:span>;</text:p>
      <text:p text:style-name="P31"><text:span text:style-name="T31">waitpid</text:span>(<text:span text:style-name="T32">id1</text:span>, <text:span text:style-name="T33">&amp;</text:span><text:span text:style-name="T32">status1</text:span>, <text:span text:style-name="T35">0</text:span>);</text:p>
      <text:p text:style-name="P31"><text:span text:style-name="T31">waitpid</text:span>(<text:span text:style-name="T32">id2</text:span>, <text:span text:style-name="T33">&amp;</text:span><text:span text:style-name="T32">status2</text:span>, <text:span text:style-name="T35">0</text:span>);</text:p>
      <text:p text:style-name="P31"><text:span text:style-name="T31">sem_wait</text:span>(<text:span text:style-name="T32">sem</text:span>);</text:p>
      <text:p text:style-name="P31"><text:span text:style-name="T31">sem_close</text:span>(<text:span text:style-name="T32">sem</text:span>);</text:p>
      <text:p text:style-name="P31"><text:span text:style-name="T31">munmap</text:span>(<text:span text:style-name="T32">buffer</text:span>, <text:span text:style-name="T35">1024</text:span>);</text:p>
      <text:p text:style-name="P31"><text:span text:style-name="T27">if</text:span> (<text:span text:style-name="T32">status1</text:span> <text:span text:style-name="T33">!=</text:span> <text:span text:style-name="T35">0</text:span>)</text:p>
      <text:p text:style-name="P31"><text:span text:style-name="T31">perror</text:span>(<text:span text:style-name="T29">"error"</text:span>);</text:p>
      <text:p text:style-name="P31"><text:span text:style-name="T27">return</text:span> <text:span text:style-name="T32">status1</text:span>;</text:p>
      <text:p text:style-name="P31">}</text:p>
      <text:p text:style-name="P31"><text:span text:style-name="T27">else</text:span>{</text:p>
      <text:p text:style-name="P31"><text:span text:style-name="T31">execl</text:span>(<text:span text:style-name="T29">"./child"</text:span>, <text:span text:style-name="T29">"./child"</text:span>, <text:span text:style-name="T29">"mmap_sem"</text:span>, <text:span text:style-name="T24">NULL</text:span>);</text:p>
      <text:p text:style-name="P31"><text:span text:style-name="T31">perror</text:span>(<text:span text:style-name="T29">"execl"</text:span>);</text:p>
      <text:p text:style-name="P31"><text:span text:style-name="T31">exit</text:span>(<text:span text:style-name="T24">EXIT_FAILURE</text:span>);</text:p>
      <text:p text:style-name="P31">}</text:p>
      <text:p text:style-name="P31">}</text:p>
      <text:p text:style-name="P31"><text:span text:style-name="T27">else</text:span>{</text:p>
      <text:p text:style-name="P31"><text:span text:style-name="T31">execl</text:span>(<text:span text:style-name="T29">"./child"</text:span>, <text:span text:style-name="T29">"./child"</text:span>, <text:span text:style-name="T29">"mmap_sem"</text:span>, <text:span text:style-name="T24">NULL</text:span>);</text:p>
      <text:p text:style-name="P31"><text:span text:style-name="T31">perror</text:span>(<text:span text:style-name="T29">"execl"</text:span>);</text:p>
      <text:p text:style-name="P31"><text:span text:style-name="T31">exit</text:span>(<text:span text:style-name="T24">EXIT_FAILURE</text:span>);</text:p>
      <text:p text:style-name="P31">}</text:p>
      <text:p text:style-name="P34"/>
      <text:p text:style-name="P31">}</text:p>
      <text:p text:style-name="P36"><text:soft-page-break/><text:span text:style-name="T11"/></text:p>
      <text:p text:style-name="P36"><text:span text:style-name="T11"/></text:p>
      <text:p text:style-name="P36"><text:span text:style-name="T11">child.cpp</text:span></text:p>
      <text:p text:style-name="P33"><text:span text:style-name="T28">#include</text:span><text:span text:style-name="T26"> </text:span><text:span text:style-name="T30">&lt;fcntl.h&gt;</text:span></text:p>
      <text:p text:style-name="P31"><text:span text:style-name="T27">#include</text:span><text:span text:style-name="T24"> </text:span><text:span text:style-name="T29">&lt;semaphore.h&gt;</text:span></text:p>
      <text:p text:style-name="P31"><text:span text:style-name="T27">#include</text:span><text:span text:style-name="T24"> </text:span><text:span text:style-name="T29">&lt;stdio.h&gt;</text:span></text:p>
      <text:p text:style-name="P31"><text:span text:style-name="T27">#include</text:span><text:span text:style-name="T24"> </text:span><text:span text:style-name="T29">&lt;sys/mman.h&gt;</text:span></text:p>
      <text:p text:style-name="P31"><text:span text:style-name="T27">#include</text:span><text:span text:style-name="T24"> </text:span><text:span text:style-name="T29">&lt;unistd.h&gt;</text:span></text:p>
      <text:p text:style-name="P31"><text:span text:style-name="T27">#include</text:span><text:span text:style-name="T24"> </text:span><text:span text:style-name="T29">&lt;string&gt;</text:span></text:p>
      <text:p text:style-name="P31"><text:span text:style-name="T27">#include</text:span><text:span text:style-name="T24"> </text:span><text:span text:style-name="T29">&lt;chrono&gt;</text:span></text:p>
      <text:p text:style-name="P31"><text:span text:style-name="T27">#include</text:span><text:span text:style-name="T24"> </text:span><text:span text:style-name="T29">&lt;random&gt;</text:span></text:p>
      <text:p text:style-name="P35"/>
      <text:p text:style-name="P31"><text:span text:style-name="T36">std</text:span>::<text:span text:style-name="T36">string</text:span> <text:span text:style-name="T31">reverse</text:span>(<text:span text:style-name="T36">std</text:span>::<text:span text:style-name="T36">string</text:span><text:span text:style-name="T24">&amp;</text:span> <text:span text:style-name="T32">s</text:span>)</text:p>
      <text:p text:style-name="P31">{</text:p>
      <text:p text:style-name="P31"><text:span text:style-name="T36">std</text:span>::<text:span text:style-name="T36">string</text:span> <text:span text:style-name="T32">s1</text:span> <text:span text:style-name="T33">=</text:span> <text:span text:style-name="T29">""</text:span>;</text:p>
      <text:p text:style-name="P34"/>
      <text:p text:style-name="P31"><text:span text:style-name="T27">for</text:span> (<text:span text:style-name="T24">int</text:span> <text:span text:style-name="T32">i</text:span> <text:span text:style-name="T33">=</text:span> <text:span text:style-name="T35">0</text:span>; <text:span text:style-name="T32">i</text:span> <text:span text:style-name="T33">&lt;</text:span> <text:span text:style-name="T32">s</text:span>.<text:span text:style-name="T31">size</text:span>(); <text:span text:style-name="T32">i</text:span><text:span text:style-name="T33">++</text:span>)</text:p>
      <text:p text:style-name="P31">{</text:p>
      <text:p text:style-name="P31"><text:span text:style-name="T32">s1</text:span> <text:span text:style-name="T31">+=</text:span> <text:span text:style-name="T32">s</text:span><text:span text:style-name="T31">[</text:span><text:span text:style-name="T32">s</text:span>.<text:span text:style-name="T31">size</text:span>() <text:span text:style-name="T33">-</text:span> <text:span text:style-name="T32">i</text:span> <text:span text:style-name="T33">-</text:span> <text:span text:style-name="T35">1</text:span><text:span text:style-name="T31">]</text:span>;</text:p>
      <text:p text:style-name="P31">}</text:p>
      <text:p text:style-name="P34"/>
      <text:p text:style-name="P31"><text:span text:style-name="T27">return</text:span> <text:span text:style-name="T32">s1</text:span>;</text:p>
      <text:p text:style-name="P31">}</text:p>
      <text:p text:style-name="P34"/>
      <text:p text:style-name="P31"><text:span text:style-name="T24">int</text:span> <text:span text:style-name="T31">main</text:span>(<text:span text:style-name="T24">int</text:span> <text:span text:style-name="T32">argc</text:span>, <text:span text:style-name="T24">char**</text:span> <text:span text:style-name="T32">argv</text:span>)</text:p>
      <text:p text:style-name="P31">{</text:p>
      <text:p text:style-name="P31"><text:span text:style-name="T36">FILE</text:span><text:span text:style-name="T33">*</text:span> <text:span text:style-name="T32">f1</text:span> <text:span text:style-name="T33">=</text:span> <text:span text:style-name="T31">fopen</text:span>(<text:span text:style-name="T29">"output1.txt"</text:span>, <text:span text:style-name="T29">"w"</text:span>);</text:p>
      <text:p text:style-name="P31"><text:span text:style-name="T36">FILE</text:span><text:span text:style-name="T33">*</text:span> <text:span text:style-name="T32">f2</text:span> <text:span text:style-name="T33">=</text:span> <text:span text:style-name="T31">fopen</text:span>(<text:span text:style-name="T29">"output2.txt"</text:span>, <text:span text:style-name="T29">"w"</text:span>);</text:p>
      <text:p text:style-name="P34"/>
      <text:p text:style-name="P31"><text:span text:style-name="T24">int</text:span> <text:span text:style-name="T32">memoryd</text:span>;</text:p>
      <text:p text:style-name="P31"><text:span text:style-name="T32">memoryd</text:span> <text:span text:style-name="T33">=</text:span> <text:span text:style-name="T31">open</text:span>(<text:span text:style-name="T29">"memory.txt"</text:span>, <text:span text:style-name="T24">O_RDWR</text:span>, <text:span text:style-name="T35">0666</text:span>);</text:p>
      <text:p text:style-name="P31"><text:span text:style-name="T24">char</text:span><text:span text:style-name="T33">*</text:span> <text:span text:style-name="T32">buffer</text:span> <text:span text:style-name="T33">=</text:span> (<text:span text:style-name="T24">char</text:span><text:span text:style-name="T33">*</text:span>)<text:span text:style-name="T31">mmap</text:span>(<text:span text:style-name="T24">NULL</text:span>, <text:span text:style-name="T35">1024</text:span>, <text:span text:style-name="T24">PROT_READ</text:span> <text:span text:style-name="T33">|</text:span> <text:span text:style-name="T24">PROT_WRITE</text:span>, <text:span text:style-name="T24">MAP_SHARED</text:span>, <text:span text:style-name="T32">memoryd</text:span>, <text:span text:style-name="T35">0</text:span>);</text:p>
      <text:p text:style-name="P31"><text:span text:style-name="T31">close</text:span>(<text:span text:style-name="T32">memoryd</text:span>);</text:p>
      <text:p text:style-name="P34"/>
      <text:p text:style-name="P31"><text:span text:style-name="T36">sem_t</text:span><text:span text:style-name="T33">*</text:span> <text:span text:style-name="T32">sem</text:span> <text:span text:style-name="T33">=</text:span> <text:span text:style-name="T31">sem_open</text:span>(<text:span text:style-name="T32">argv</text:span>[<text:span text:style-name="T35">1</text:span>], <text:span text:style-name="T24">O_CREAT</text:span>, <text:span text:style-name="T35">0777</text:span>, <text:span text:style-name="T35">0</text:span>);<text:span text:style-name="T34"> // Open semaphore from argument list</text:span></text:p>
      <text:p text:style-name="P34"/>
      <text:p text:style-name="P31"><text:span text:style-name="T27">if</text:span> (<text:span text:style-name="T32">sem</text:span> <text:span text:style-name="T33">==</text:span> <text:span text:style-name="T24">SEM_FAILED</text:span>) </text:p>
      <text:p text:style-name="P31">{</text:p>
      <text:p text:style-name="P31"><text:span text:style-name="T31">perror</text:span>(<text:span text:style-name="T29">"Could not open semaphore"</text:span>);</text:p>
      <text:p text:style-name="P31"><text:span text:style-name="T27">return</text:span> <text:span text:style-name="T33">-</text:span><text:span text:style-name="T35">1</text:span>;</text:p>
      <text:p text:style-name="P31">}</text:p>
      <text:p text:style-name="P34"/>
      <text:p text:style-name="P31"><text:span text:style-name="T36">size_t</text:span> <text:span text:style-name="T32">i</text:span> <text:span text:style-name="T33">=</text:span> <text:span text:style-name="T35">0</text:span>;</text:p>
      <text:p text:style-name="P34"/>
      <text:p text:style-name="P31"><text:span text:style-name="T31">sem_wait</text:span>(<text:span text:style-name="T32">sem</text:span>);<text:span text:style-name="T34"> // Wait for semaphore to unlock and then lock it</text:span></text:p>
      <text:p text:style-name="P34"><text:soft-page-break/></text:p>
      <text:p text:style-name="P31"><text:span text:style-name="T36">std</text:span>::<text:span text:style-name="T36">string</text:span> <text:span text:style-name="T32">s</text:span> <text:span text:style-name="T33">=</text:span> <text:span text:style-name="T29">""</text:span>;</text:p>
      <text:p text:style-name="P35"/>
      <text:p text:style-name="P31"><text:span text:style-name="T27">while</text:span> (<text:span text:style-name="T32">buffer</text:span>[<text:span text:style-name="T32">i</text:span>] <text:span text:style-name="T33">!=</text:span> <text:span text:style-name="T24">EOF</text:span>) </text:p>
      <text:p text:style-name="P31">{</text:p>
      <text:p text:style-name="P31"><text:span text:style-name="T27">if</text:span> (<text:span text:style-name="T32">buffer</text:span>[<text:span text:style-name="T32">i</text:span>] <text:span text:style-name="T33">!=</text:span> <text:span text:style-name="T29">'</text:span><text:span text:style-name="T37">\n</text:span><text:span text:style-name="T29">'</text:span> ) {</text:p>
      <text:p text:style-name="P31"><text:span text:style-name="T32">s</text:span> <text:span text:style-name="T31">+=</text:span> <text:span text:style-name="T32">buffer</text:span>[<text:span text:style-name="T32">i</text:span>];</text:p>
      <text:p text:style-name="P31">} <text:span text:style-name="T27">else</text:span> <text:span text:style-name="T27">if</text:span> (<text:span text:style-name="T32">buffer</text:span>[<text:span text:style-name="T32">i</text:span>] <text:span text:style-name="T33">==</text:span> <text:span text:style-name="T29">'</text:span><text:span text:style-name="T37">\n</text:span><text:span text:style-name="T29">'</text:span>) {</text:p>
      <text:p text:style-name="P31"><text:span text:style-name="T32">s</text:span> <text:span text:style-name="T31">=</text:span> <text:span text:style-name="T31">reverse</text:span>(<text:span text:style-name="T32">s</text:span>);</text:p>
      <text:p text:style-name="P31"><text:span text:style-name="T32">s</text:span> <text:span text:style-name="T31">+=</text:span> <text:span text:style-name="T29">"</text:span><text:span text:style-name="T37">\n</text:span><text:span text:style-name="T29">"</text:span>; </text:p>
      <text:p text:style-name="P31"><text:span text:style-name="T27">if</text:span> (<text:span text:style-name="T32">s</text:span>.<text:span text:style-name="T31">size</text:span>() <text:span text:style-name="T33">&lt;=</text:span> <text:span text:style-name="T35">10</text:span>) {</text:p>
      <text:p text:style-name="P31"><text:span text:style-name="T31">fputs</text:span>(<text:span text:style-name="T32">s</text:span>.<text:span text:style-name="T31">c_str</text:span>(), <text:span text:style-name="T32">f1</text:span>);</text:p>
      <text:p text:style-name="P31">} <text:span text:style-name="T27">else</text:span> {</text:p>
      <text:p text:style-name="P31"><text:span text:style-name="T31">fputs</text:span>(<text:span text:style-name="T32">s</text:span>.<text:span text:style-name="T31">c_str</text:span>(), <text:span text:style-name="T32">f2</text:span>);</text:p>
      <text:p text:style-name="P31">}</text:p>
      <text:p text:style-name="P31"><text:span text:style-name="T32">s</text:span> <text:span text:style-name="T31">=</text:span> <text:span text:style-name="T29">""</text:span>; </text:p>
      <text:p text:style-name="P31">}</text:p>
      <text:p text:style-name="P31"><text:span text:style-name="T32">i</text:span><text:span text:style-name="T33">++</text:span>;</text:p>
      <text:p text:style-name="P31">}</text:p>
      <text:p text:style-name="P34"/>
      <text:p text:style-name="P31"><text:span text:style-name="T31">sem_post</text:span>(<text:span text:style-name="T32">sem</text:span>);</text:p>
      <text:p text:style-name="P31"><text:span text:style-name="T31">sem_close</text:span>(<text:span text:style-name="T32">sem</text:span>);</text:p>
      <text:p text:style-name="P34"/>
      <text:p text:style-name="P31"><text:span text:style-name="T31">munmap</text:span>(<text:span text:style-name="T32">buffer</text:span>, <text:span text:style-name="T35">1024</text:span>);</text:p>
      <text:p text:style-name="P34"/>
      <text:p text:style-name="P31"><text:span text:style-name="T27">return</text:span> <text:span text:style-name="T35">0</text:span>;</text:p>
      <text:p text:style-name="P31">}</text:p>
      <text:p text:style-name="P36"><text:span text:style-name="T11"/></text:p>
      <text:p text:style-name="Standard"><text:span text:style-name="T9">CMakeLists.txt:</text:span></text:p>
      <text:p text:style-name="P32"><text:span text:style-name="T25">cmake_minimum_required</text:span><text:span text:style-name="T7">(VERSION 3.10)</text:span></text:p>
      <text:p text:style-name="P31"><text:span text:style-name="T24">project</text:span>(OS_3)</text:p>
      <text:p text:style-name="P34"/>
      <text:p text:style-name="P31"><text:span text:style-name="T24">set</text:span>(CMAKE_CXX_STANDARD_REQUIRED <text:span text:style-name="T24">ON</text:span>)</text:p>
      <text:p text:style-name="P31"><text:span text:style-name="T24">set</text:span>(CMAKE_CXX_STANDARD 17)</text:p>
      <text:p text:style-name="P34"/>
      <text:p text:style-name="P31"><text:span text:style-name="T24">add_executable</text:span>(parent parent1.cpp)</text:p>
      <text:p text:style-name="P31"><text:span text:style-name="T24">add_executable</text:span>(child child.cpp)</text:p>
      <text:p text:style-name="Standard"><text:span text:style-name="T7"/></text:p>
      <text:p text:style-name="P16"/>
      <text:p text:style-name="P7"><text:span text:style-name="T4">Пример</text:span><text:span text:style-name="T10"> </text:span><text:span text:style-name="T4">работы</text:span></text:p>
      <text:p text:style-name="Standard"><text:span text:style-name="T10"/></text:p>
      <text:p text:style-name="P15"/>
      <text:p text:style-name="P14"/>
      <text:p text:style-name="P14"/>
      <text:p text:style-name="P28"><text:soft-page-break/><text:span text:style-name="T3">Вывод</text:span></text:p>
      <text:p text:style-name="P30"><text:span text:style-name="T1">В процессе выполнения работы я познакомился с таким инструментом, как </text:span><text:span text:style-name="T6">memory</text:span><text:span text:style-name="T1"> </text:span><text:span text:style-name="T6">map</text:span><text:span text:style-name="T1">. </text:span><text:span text:style-name="T6">Memory</text:span><text:span text:style-name="T1"> </text:span><text:span text:style-name="T6">map</text:span><text:span text:style-name="T1"> создает виртуальную копию файла, что позволяет при работе с фалами не использовать дорогие операции чтения из файла и записи в файл. При использовании </text:span><text:span text:style-name="T6">memory</text:span><text:span text:style-name="T1"> </text:span><text:span text:style-name="T6">map</text:span><text:span text:style-name="T1"> ответственность за соответствие файла и его мапа переносится на операционную систему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yperlink1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2-25T11:35:03.960608691</dc:date>
    <meta:editing-cycles>69</meta:editing-cycles>
    <meta:editing-duration>PT11H42M33S</meta:editing-duration>
    <meta:generator>LibreOffice/7.3.7.2$Linux_X86_64 LibreOffice_project/30$Build-2</meta:generator>
    <meta:document-statistic meta:table-count="0" meta:image-count="0" meta:object-count="0" meta:page-count="8" meta:paragraph-count="191" meta:word-count="975" meta:character-count="6848" meta:non-whitespace-character-count="6069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